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  <style:font-face style:name="Wingdings" svg:font-family="Wingdings"/>
  </office:font-face-decls>
  <office:automatic-styles>
    <style:style style:name="ce1" style:family="table-cell" style:parent-style-name="Normal_TRA9901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FFFFFF"/>
    </style:style>
    <style:style style:name="ce12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3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70108_32_updated" style:data-style-name="N0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22" style:family="table-cell" style:parent-style-name="Normal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Comma_32_2" style:data-style-name="N37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Comma_32_2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6" style:family="table-cell" style:parent-style-name="Comma_32_2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70108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8" style:family="table-cell" style:parent-style-name="Normal_70108_32_updated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9" style:family="table-cell" style:parent-style-name="Normal_70108_32_updated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70108_32_updated" style:data-style-name="N0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32" style:family="table-cell" style:parent-style-name="Normal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Normal_70108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4" style:family="table-cell" style:parent-style-name="Comma_32_2" style:data-style-name="N37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Comma_32_2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32_2" style:data-style-name="N19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Normal_32_2" style:data-style-name="N1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38" style:family="table-cell" style:parent-style-name="Normal_32_2" style:data-style-name="N39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Normal_70108_32_updated" style:data-style-name="N0">
      <style:table-cell-properties fo:border-top="none" fo:border-bottom="2pt solid #000000" fo:border-left="none" fo:border-right="none"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40" style:family="table-cell" style:parent-style-name="Normal_32_2" style:data-style-name="N39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32_2" style:data-style-name="N39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Hyperlink_WebTable_32_Template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45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6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fo:font-weight="normal" style:font-weight-asian="normal" style:font-weight-complex="normal"/>
    </style:style>
    <style:style style:name="ce47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fo:font-weight="normal" style:font-weight-asian="normal" style:font-weight-complex="normal"/>
    </style:style>
    <style:style style:name="ce48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Normal_TRA2501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0" style:family="table-cell" style:parent-style-name="Normal_TRA2501" style:data-style-name="N40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1" style:family="table-cell" style:parent-style-name="Normal_RTBL4_2" style:data-style-name="N4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Normal_70108_32_updated" style:data-style-name="N36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53" style:family="table-cell" style:parent-style-name="Normal_70108_32_updated" style:data-style-name="N4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4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text-position="33%" style:font-family-generic="swiss"/>
    </style:style>
    <style:style style:name="ce55" style:family="table-cell" style:parent-style-name="Normal_32_2" style:data-style-name="N0">
      <style:table-cell-properties style:vertical-align="to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Main" style:data-style-name="N4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7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Wingdings" style:font-name-asian="Wingdings" style:font-name-complex="Wingdings" fo:font-size="12pt" style:font-size-asian="12pt" style:font-size-complex="12pt" style:font-charset="x-symbol"/>
    </style:style>
    <style:style style:name="ce58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0.529166666666667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2.434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31.5pt" style:use-optimal-row-height="false" fo:break-before="auto"/>
    </style:style>
    <style:style style:name="ro7" style:family="table-row">
      <style:table-row-properties style:row-height="26.25pt" style:use-optimal-row-height="true" fo:break-before="auto"/>
    </style:style>
    <style:style style:name="ro8" style:family="table-row">
      <style:table-row-properties style:row-height="24pt" style:use-optimal-row-height="false" fo:break-before="auto"/>
    </style:style>
    <style:style style:name="ro9" style:family="table-row">
      <style:table-row-properties style:row-height="7.5pt" style:use-optimal-row-height="false" fo:break-before="auto"/>
    </style:style>
    <style:style style:name="ro10" style:family="table-row">
      <style:table-row-properties style:row-height="36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2.75pt" style:use-optimal-row-height="tru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9.5pt" style:use-optimal-row-height="false" fo:break-before="auto"/>
    </style:style>
    <style:style style:name="ro16" style:family="table-row">
      <style:table-row-properties style:row-height="6.75pt" style:use-optimal-row-height="false" fo:break-before="auto"/>
    </style:style>
    <style:style style:name="ro17" style:family="table-row">
      <style:table-row-properties style:row-height="21pt" style:use-optimal-row-height="false" fo:break-before="auto"/>
    </style:style>
    <style:style style:name="ro18" style:family="table-row">
      <style:table-row-properties style:row-height="12.75pt" style:use-optimal-row-height="false" fo:break-before="auto"/>
    </style:style>
    <style:style style:name="ro19" style:family="table-row">
      <style:table-row-properties style:row-height="38.25pt" style:use-optimal-row-height="false" fo:break-before="auto"/>
    </style:style>
    <style:style style:name="ro20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4102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3" table:default-cell-style-name="ce10"/>
        <table:table-column table:style-name="co2" table:default-cell-style-name="ce10"/>
        <table:table-column table:style-name="co3" table:number-columns-repeated="4" table:default-cell-style-name="ce10"/>
        <table:table-column table:style-name="co2" table:default-cell-style-name="ce10"/>
        <table:table-column table:style-name="co3" table:number-columns-repeated="3" table:default-cell-style-name="ce10"/>
        <table:table-column table:style-name="co2" table:default-cell-style-name="ce10"/>
        <table:table-column table:style-name="co3" table:number-columns-repeated="4" table:default-cell-style-name="ce10"/>
        <table:table-column table:style-name="co4" table:number-columns-repeated="16365" table:default-cell-style-name="ce10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8" table:style-name="ce3"/>
          <table:table-cell table:style-name="ce2"/>
          <table:table-cell table:number-columns-repeated="16373" table:style-name="ce3"/>
        </table:table-row>
        <table:table-row table:style-name="ro2">
          <table:table-cell office:value-type="string" table:number-columns-spanned="12" table:number-rows-spanned="1" table:style-name="ce4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3"/>
        </table:table-row>
        <table:table-row table:style-name="ro1">
          <table:table-cell office:value-type="string" table:style-name="ce5">
            <text:p>Table TRA4102</text:p>
          </table:table-cell>
          <table:table-cell table:style-name="ce5"/>
          <table:table-cell table:number-columns-repeated="8" table:style-name="ce3"/>
          <table:table-cell table:style-name="ce5"/>
          <table:table-cell table:number-columns-repeated="16373" table:style-name="ce3"/>
        </table:table-row>
        <table:table-row table:style-name="ro3">
          <table:table-cell office:value-type="string" table:number-columns-spanned="19" table:number-rows-spanned="1" table:style-name="ce6">
            <text:p>Motor vehicle traffic and road length by road type and road management, as at 1st April in each year: England, annual from 1993<text:s/><text:span text:style-name="T2">1</text:span></text:p>
          </table:table-cell>
          <table:covered-table-cell table:number-columns-repeated="18"/>
          <table:table-cell table:number-columns-repeated="16365" table:style-name="ce3"/>
        </table:table-row>
        <table:table-row table:style-name="ro4">
          <table:table-cell table:number-columns-repeated="2" table:style-name="ce7"/>
          <table:table-cell table:number-columns-repeated="8" table:style-name="ce8"/>
          <table:table-cell table:style-name="ce7"/>
          <table:table-cell table:number-columns-repeated="7" table:style-name="ce8"/>
          <table:table-cell office:value-type="string" table:style-name="ce9">
            <text:p>Billion vehicle miles / miles</text:p>
          </table:table-cell>
          <table:table-cell table:number-columns-repeated="5" table:style-name="ce10"/>
          <table:table-cell table:number-columns-repeated="16360" table:style-name="ce11"/>
        </table:table-row>
        <table:table-row table:style-name="ro5">
          <table:table-cell table:style-name="ce12"/>
          <table:table-cell table:style-name="ce10"/>
          <table:table-cell office:value-type="string" table:number-columns-spanned="8" table:number-rows-spanned="1" table:style-name="ce13">
            <text:p>Traffic volume (in billion vehicle miles)</text:p>
          </table:table-cell>
          <table:covered-table-cell table:number-columns-repeated="7"/>
          <table:table-cell table:style-name="ce10"/>
          <table:table-cell office:value-type="string" table:number-columns-spanned="8" table:number-rows-spanned="1" table:style-name="ce13">
            <text:p>Road length (in miles)</text:p>
          </table:table-cell>
          <table:covered-table-cell table:number-columns-repeated="7"/>
          <table:table-cell table:number-columns-repeated="5" table:style-name="ce10"/>
          <table:table-cell table:number-columns-repeated="16360" table:style-name="ce11"/>
        </table:table-row>
        <table:table-row table:style-name="ro6">
          <table:table-cell table:style-name="ce12"/>
          <table:table-cell table:style-name="ce10"/>
          <table:table-cell office:value-type="string" table:number-columns-spanned="3" table:number-rows-spanned="1" table:style-name="ce14">
            <text:p>Highways England (HE) managed roads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14">
            <text:p>Local authority (LA) managed <text:s/>roads</text:p>
          </table:table-cell>
          <table:covered-table-cell table:number-columns-repeated="2"/>
          <table:table-cell table:style-name="ce15"/>
          <table:table-cell table:style-name="ce10"/>
          <table:table-cell office:value-type="string" table:number-columns-spanned="3" table:number-rows-spanned="1" table:style-name="ce14">
            <text:p>Highways England (HE) managed roads</text:p>
          </table:table-cell>
          <table:covered-table-cell table:number-columns-repeated="2"/>
          <table:table-cell table:style-name="ce15"/>
          <table:table-cell office:value-type="string" table:number-columns-spanned="3" table:number-rows-spanned="1" table:style-name="ce14">
            <text:p>Local authority (LA) managed <text:s/>roads</text:p>
          </table:table-cell>
          <table:covered-table-cell table:number-columns-repeated="2"/>
          <table:table-cell table:style-name="ce15"/>
          <table:table-cell table:number-columns-repeated="5" table:style-name="ce10"/>
          <table:table-cell table:number-columns-repeated="16360" table:style-name="ce11"/>
        </table:table-row>
        <table:table-row table:style-name="ro7">
          <table:table-cell office:value-type="string" table:style-name="ce16">
            <text:p>Year</text:p>
          </table:table-cell>
          <table:table-cell table:style-name="ce8"/>
          <table:table-cell office:value-type="string" table:style-name="ce17">
            <text:p>Motorways</text:p>
          </table:table-cell>
          <table:table-cell office:value-type="string" table:style-name="ce17">
            <text:p>'A' roads</text:p>
          </table:table-cell>
          <table:table-cell office:value-type="string" table:style-name="ce17">
            <text:p>All HE roads</text:p>
          </table:table-cell>
          <table:table-cell table:style-name="ce17"/>
          <table:table-cell office:value-type="string" table:style-name="ce18">
            <text:p>Major roads</text:p>
          </table:table-cell>
          <table:table-cell office:value-type="string" table:style-name="ce17">
            <text:p>Minor roads</text:p>
          </table:table-cell>
          <table:table-cell office:value-type="string" table:style-name="ce17">
            <text:p>All LA roads</text:p>
          </table:table-cell>
          <table:table-cell office:value-type="string" table:style-name="ce17">
            <text:p>All Roads</text:p>
          </table:table-cell>
          <table:table-cell table:style-name="ce8"/>
          <table:table-cell office:value-type="string" table:style-name="ce17">
            <text:p>Motorways</text:p>
          </table:table-cell>
          <table:table-cell office:value-type="string" table:style-name="ce17">
            <text:p>'A' roads</text:p>
          </table:table-cell>
          <table:table-cell office:value-type="string" table:style-name="ce17">
            <text:p>All HE roads</text:p>
          </table:table-cell>
          <table:table-cell table:style-name="ce17"/>
          <table:table-cell office:value-type="string" table:style-name="ce18">
            <text:p>Major roads</text:p>
          </table:table-cell>
          <table:table-cell office:value-type="string" table:style-name="ce17">
            <text:p>Minor roads</text:p>
          </table:table-cell>
          <table:table-cell office:value-type="string" table:style-name="ce17">
            <text:p>All LA roads</text:p>
          </table:table-cell>
          <table:table-cell office:value-type="string" table:style-name="ce17">
            <text:p>All Roads</text:p>
          </table:table-cell>
          <table:table-cell table:style-name="ce19"/>
          <table:table-cell table:number-columns-repeated="4" table:style-name="ce10"/>
          <table:table-cell table:number-columns-repeated="16360" table:style-name="ce11"/>
        </table:table-row>
        <table:table-row table:style-name="ro8">
          <table:table-cell office:value-type="float" office:value="1993" table:style-name="ce20">
            <text:p>1993</text:p>
          </table:table-cell>
          <table:table-cell table:style-name="ce21"/>
          <table:table-cell office:value-type="float" office:value="37.799999999999997" table:style-name="ce22">
            <text:p>37.8</text:p>
          </table:table-cell>
          <table:table-cell office:value-type="float" office:value="34.5" table:style-name="ce22">
            <text:p>34.5</text:p>
          </table:table-cell>
          <table:table-cell office:value-type="float" office:value="72.3" table:style-name="ce22">
            <text:p>72.3</text:p>
          </table:table-cell>
          <table:table-cell table:style-name="ce22"/>
          <table:table-cell office:value-type="float" office:value="66.099999999999994" table:style-name="ce22">
            <text:p>66.1</text:p>
          </table:table-cell>
          <table:table-cell office:value-type="float" office:value="82.4" table:style-name="ce22">
            <text:p>82.4</text:p>
          </table:table-cell>
          <table:table-cell office:value-type="float" office:value="148.5" table:style-name="ce22">
            <text:p>148.5</text:p>
          </table:table-cell>
          <table:table-cell office:value-type="float" office:value="220.8" table:style-name="ce22">
            <text:p>220.8</text:p>
          </table:table-cell>
          <table:table-cell table:style-name="ce22"/>
          <table:table-cell office:value-type="float" office:value="1661" table:style-name="ce23">
            <text:p><text:s/>1,661<text:s/></text:p>
          </table:table-cell>
          <table:table-cell office:value-type="float" office:value="4567" table:style-name="ce23">
            <text:p><text:s/>4,567<text:s/></text:p>
          </table:table-cell>
          <table:table-cell office:value-type="float" office:value="6228" table:style-name="ce23">
            <text:p><text:s/>6,228<text:s/></text:p>
          </table:table-cell>
          <table:table-cell table:style-name="ce23"/>
          <table:table-cell office:value-type="float" office:value="15240" table:style-name="ce23">
            <text:p><text:s/>15,240<text:s/></text:p>
          </table:table-cell>
          <table:table-cell office:value-type="float" office:value="161067" table:style-name="ce23">
            <text:p><text:s/>161,067<text:s/></text:p>
          </table:table-cell>
          <table:table-cell office:value-type="float" office:value="176307" table:style-name="ce23">
            <text:p><text:s/>176,307<text:s/></text:p>
          </table:table-cell>
          <table:table-cell office:value-type="float" office:value="182536" table:style-name="ce23">
            <text:p><text:s/>182,536<text:s/></text:p>
          </table:table-cell>
          <table:table-cell table:number-columns-repeated="5" table:style-name="ce24"/>
          <table:table-cell table:number-columns-repeated="16360" table:style-name="ce21"/>
        </table:table-row>
        <table:table-row table:style-name="ro1">
          <table:table-cell office:value-type="string" table:style-name="ce20">
            <text:p>1994</text:p>
          </table:table-cell>
          <table:table-cell table:style-name="ce21"/>
          <table:table-cell office:value-type="float" office:value="39.200000000000003" table:style-name="ce22">
            <text:p>39.2</text:p>
          </table:table-cell>
          <table:table-cell office:value-type="float" office:value="35.299999999999997" table:style-name="ce22">
            <text:p>35.3</text:p>
          </table:table-cell>
          <table:table-cell office:value-type="float" office:value="74.5" table:style-name="ce22">
            <text:p>74.5</text:p>
          </table:table-cell>
          <table:table-cell table:style-name="ce22"/>
          <table:table-cell office:value-type="float" office:value="67.5" table:style-name="ce22">
            <text:p>67.5</text:p>
          </table:table-cell>
          <table:table-cell office:value-type="float" office:value="83.6" table:style-name="ce22">
            <text:p>83.6</text:p>
          </table:table-cell>
          <table:table-cell office:value-type="float" office:value="151.19999999999999" table:style-name="ce22">
            <text:p>151.2</text:p>
          </table:table-cell>
          <table:table-cell office:value-type="float" office:value="225.7" table:style-name="ce22">
            <text:p>225.7</text:p>
          </table:table-cell>
          <table:table-cell table:style-name="ce25"/>
          <table:table-cell office:value-type="float" office:value="1678" table:style-name="ce23">
            <text:p><text:s/>1,678<text:s/></text:p>
          </table:table-cell>
          <table:table-cell office:value-type="float" office:value="4552" table:style-name="ce23">
            <text:p><text:s/>4,552<text:s/></text:p>
          </table:table-cell>
          <table:table-cell office:value-type="float" office:value="6230" table:style-name="ce23">
            <text:p><text:s/>6,230<text:s/></text:p>
          </table:table-cell>
          <table:table-cell table:style-name="ce26"/>
          <table:table-cell office:value-type="float" office:value="15266" table:style-name="ce23">
            <text:p><text:s/>15,266<text:s/></text:p>
          </table:table-cell>
          <table:table-cell office:value-type="float" office:value="161397" table:style-name="ce23">
            <text:p><text:s/>161,397<text:s/></text:p>
          </table:table-cell>
          <table:table-cell office:value-type="float" office:value="176663" table:style-name="ce23">
            <text:p><text:s/>176,663<text:s/></text:p>
          </table:table-cell>
          <table:table-cell office:value-type="float" office:value="182892" table:style-name="ce23">
            <text:p><text:s/>182,892<text:s/></text:p>
          </table:table-cell>
          <table:table-cell table:number-columns-repeated="16365" table:style-name="ce21"/>
        </table:table-row>
        <table:table-row table:style-name="ro1">
          <table:table-cell office:value-type="string" table:style-name="ce20">
            <text:p>1995</text:p>
          </table:table-cell>
          <table:table-cell table:style-name="ce21"/>
          <table:table-cell office:value-type="float" office:value="41" table:style-name="ce22">
            <text:p>41.0</text:p>
          </table:table-cell>
          <table:table-cell office:value-type="float" office:value="36" table:style-name="ce22">
            <text:p>36.0</text:p>
          </table:table-cell>
          <table:table-cell office:value-type="float" office:value="77" table:style-name="ce22">
            <text:p>77.0</text:p>
          </table:table-cell>
          <table:table-cell table:style-name="ce22"/>
          <table:table-cell office:value-type="float" office:value="69.2" table:style-name="ce22">
            <text:p>69.2</text:p>
          </table:table-cell>
          <table:table-cell office:value-type="float" office:value="83.9" table:style-name="ce22">
            <text:p>83.9</text:p>
          </table:table-cell>
          <table:table-cell office:value-type="float" office:value="153" table:style-name="ce22">
            <text:p>153.0</text:p>
          </table:table-cell>
          <table:table-cell office:value-type="float" office:value="230" table:style-name="ce22">
            <text:p>230.0</text:p>
          </table:table-cell>
          <table:table-cell table:style-name="ce25"/>
          <table:table-cell office:value-type="float" office:value="1692" table:style-name="ce23">
            <text:p><text:s/>1,692<text:s/></text:p>
          </table:table-cell>
          <table:table-cell office:value-type="float" office:value="4549" table:style-name="ce23">
            <text:p><text:s/>4,549<text:s/></text:p>
          </table:table-cell>
          <table:table-cell office:value-type="float" office:value="6241" table:style-name="ce23">
            <text:p><text:s/>6,241<text:s/></text:p>
          </table:table-cell>
          <table:table-cell table:style-name="ce26"/>
          <table:table-cell office:value-type="float" office:value="15331" table:style-name="ce23">
            <text:p><text:s/>15,331<text:s/></text:p>
          </table:table-cell>
          <table:table-cell office:value-type="float" office:value="161725" table:style-name="ce23">
            <text:p><text:s/>161,725<text:s/></text:p>
          </table:table-cell>
          <table:table-cell office:value-type="float" office:value="177056" table:style-name="ce23">
            <text:p><text:s/>177,056<text:s/></text:p>
          </table:table-cell>
          <table:table-cell office:value-type="float" office:value="183297" table:style-name="ce23">
            <text:p><text:s/>183,297<text:s/></text:p>
          </table:table-cell>
          <table:table-cell table:number-columns-repeated="16365" table:style-name="ce21"/>
        </table:table-row>
        <table:table-row table:style-name="ro1">
          <table:table-cell office:value-type="string" table:style-name="ce20">
            <text:p>1996</text:p>
          </table:table-cell>
          <table:table-cell table:style-name="ce21"/>
          <table:table-cell office:value-type="float" office:value="43.7" table:style-name="ce22">
            <text:p>43.7</text:p>
          </table:table-cell>
          <table:table-cell office:value-type="float" office:value="37.200000000000003" table:style-name="ce22">
            <text:p>37.2</text:p>
          </table:table-cell>
          <table:table-cell office:value-type="float" office:value="81" table:style-name="ce22">
            <text:p>81.0</text:p>
          </table:table-cell>
          <table:table-cell table:style-name="ce22"/>
          <table:table-cell office:value-type="float" office:value="70" table:style-name="ce22">
            <text:p>70.0</text:p>
          </table:table-cell>
          <table:table-cell office:value-type="float" office:value="85.1" table:style-name="ce22">
            <text:p>85.1</text:p>
          </table:table-cell>
          <table:table-cell office:value-type="float" office:value="155.1" table:style-name="ce22">
            <text:p>155.1</text:p>
          </table:table-cell>
          <table:table-cell office:value-type="float" office:value="236.1" table:style-name="ce22">
            <text:p>236.1</text:p>
          </table:table-cell>
          <table:table-cell table:style-name="ce25"/>
          <table:table-cell office:value-type="float" office:value="1721" table:style-name="ce23">
            <text:p><text:s/>1,721<text:s/></text:p>
          </table:table-cell>
          <table:table-cell office:value-type="float" office:value="4573" table:style-name="ce23">
            <text:p><text:s/>4,573<text:s/></text:p>
          </table:table-cell>
          <table:table-cell office:value-type="float" office:value="6294" table:style-name="ce23">
            <text:p><text:s/>6,294<text:s/></text:p>
          </table:table-cell>
          <table:table-cell table:style-name="ce26"/>
          <table:table-cell office:value-type="float" office:value="15238" table:style-name="ce23">
            <text:p><text:s/>15,238<text:s/></text:p>
          </table:table-cell>
          <table:table-cell office:value-type="float" office:value="162057" table:style-name="ce23">
            <text:p><text:s/>162,057<text:s/></text:p>
          </table:table-cell>
          <table:table-cell office:value-type="float" office:value="177295" table:style-name="ce23">
            <text:p><text:s/>177,295<text:s/></text:p>
          </table:table-cell>
          <table:table-cell office:value-type="float" office:value="183589" table:style-name="ce23">
            <text:p><text:s/>183,589<text:s/></text:p>
          </table:table-cell>
          <table:table-cell table:number-columns-repeated="16365" table:style-name="ce21"/>
        </table:table-row>
        <table:table-row table:style-name="ro1">
          <table:table-cell office:value-type="string" table:style-name="ce20">
            <text:p>1997</text:p>
          </table:table-cell>
          <table:table-cell table:style-name="ce21"/>
          <table:table-cell office:value-type="float" office:value="45.9" table:style-name="ce22">
            <text:p>45.9</text:p>
          </table:table-cell>
          <table:table-cell office:value-type="float" office:value="38.299999999999997" table:style-name="ce22">
            <text:p>38.3</text:p>
          </table:table-cell>
          <table:table-cell office:value-type="float" office:value="84.1" table:style-name="ce22">
            <text:p>84.1</text:p>
          </table:table-cell>
          <table:table-cell table:style-name="ce22"/>
          <table:table-cell office:value-type="float" office:value="70.599999999999994" table:style-name="ce22">
            <text:p>70.6</text:p>
          </table:table-cell>
          <table:table-cell office:value-type="float" office:value="86.2" table:style-name="ce22">
            <text:p>86.2</text:p>
          </table:table-cell>
          <table:table-cell office:value-type="float" office:value="156.80000000000001" table:style-name="ce22">
            <text:p>156.8</text:p>
          </table:table-cell>
          <table:table-cell office:value-type="float" office:value="241" table:style-name="ce22">
            <text:p>241.0</text:p>
          </table:table-cell>
          <table:table-cell table:style-name="ce25"/>
          <table:table-cell office:value-type="float" office:value="1764" table:style-name="ce23">
            <text:p><text:s/>1,764<text:s/></text:p>
          </table:table-cell>
          <table:table-cell office:value-type="float" office:value="4603" table:style-name="ce23">
            <text:p><text:s/>4,603<text:s/></text:p>
          </table:table-cell>
          <table:table-cell office:value-type="float" office:value="6367" table:style-name="ce23">
            <text:p><text:s/>6,367<text:s/></text:p>
          </table:table-cell>
          <table:table-cell table:style-name="ce26"/>
          <table:table-cell office:value-type="float" office:value="15276" table:style-name="ce23">
            <text:p><text:s/>15,276<text:s/></text:p>
          </table:table-cell>
          <table:table-cell office:value-type="float" office:value="162388" table:style-name="ce23">
            <text:p><text:s/>162,388<text:s/></text:p>
          </table:table-cell>
          <table:table-cell office:value-type="float" office:value="177664" table:style-name="ce23">
            <text:p><text:s/>177,664<text:s/></text:p>
          </table:table-cell>
          <table:table-cell office:value-type="float" office:value="184031" table:style-name="ce23">
            <text:p><text:s/>184,031<text:s/></text:p>
          </table:table-cell>
          <table:table-cell table:number-columns-repeated="16365" table:style-name="ce21"/>
        </table:table-row>
        <table:table-row table:style-name="ro1">
          <table:table-cell office:value-type="string" table:style-name="ce20">
            <text:p>1998</text:p>
          </table:table-cell>
          <table:table-cell table:style-name="ce21"/>
          <table:table-cell office:value-type="float" office:value="47.9" table:style-name="ce22">
            <text:p>47.9</text:p>
          </table:table-cell>
          <table:table-cell office:value-type="float" office:value="38.700000000000003" table:style-name="ce22">
            <text:p>38.7</text:p>
          </table:table-cell>
          <table:table-cell office:value-type="float" office:value="86.6" table:style-name="ce22">
            <text:p>86.6</text:p>
          </table:table-cell>
          <table:table-cell table:style-name="ce22"/>
          <table:table-cell office:value-type="float" office:value="71.5" table:style-name="ce22">
            <text:p>71.5</text:p>
          </table:table-cell>
          <table:table-cell office:value-type="float" office:value="87.4" table:style-name="ce22">
            <text:p>87.4</text:p>
          </table:table-cell>
          <table:table-cell office:value-type="float" office:value="158.9" table:style-name="ce22">
            <text:p>158.9</text:p>
          </table:table-cell>
          <table:table-cell office:value-type="float" office:value="245.5" table:style-name="ce22">
            <text:p>245.5</text:p>
          </table:table-cell>
          <table:table-cell table:style-name="ce27"/>
          <table:table-cell office:value-type="float" office:value="1787" table:style-name="ce23">
            <text:p><text:s/>1,787<text:s/></text:p>
          </table:table-cell>
          <table:table-cell office:value-type="float" office:value="4557" table:style-name="ce23">
            <text:p><text:s/>4,557<text:s/></text:p>
          </table:table-cell>
          <table:table-cell office:value-type="float" office:value="6344" table:style-name="ce23">
            <text:p><text:s/>6,344<text:s/></text:p>
          </table:table-cell>
          <table:table-cell table:style-name="ce26"/>
          <table:table-cell office:value-type="float" office:value="15339" table:style-name="ce23">
            <text:p><text:s/>15,339<text:s/></text:p>
          </table:table-cell>
          <table:table-cell office:value-type="float" office:value="162720" table:style-name="ce23">
            <text:p><text:s/>162,720<text:s/></text:p>
          </table:table-cell>
          <table:table-cell office:value-type="float" office:value="178059" table:style-name="ce23">
            <text:p><text:s/>178,059<text:s/></text:p>
          </table:table-cell>
          <table:table-cell office:value-type="float" office:value="184403" table:style-name="ce23">
            <text:p><text:s/>184,403<text:s/></text:p>
          </table:table-cell>
          <table:table-cell table:number-columns-repeated="16365" table:style-name="ce21"/>
        </table:table-row>
        <table:table-row table:style-name="ro1">
          <table:table-cell office:value-type="string" table:style-name="ce20">
            <text:p>1999</text:p>
          </table:table-cell>
          <table:table-cell table:style-name="ce21"/>
          <table:table-cell office:value-type="float" office:value="49" table:style-name="ce22">
            <text:p>49.0</text:p>
          </table:table-cell>
          <table:table-cell office:value-type="float" office:value="39.6" table:style-name="ce22">
            <text:p>39.6</text:p>
          </table:table-cell>
          <table:table-cell office:value-type="float" office:value="88.6" table:style-name="ce22">
            <text:p>88.6</text:p>
          </table:table-cell>
          <table:table-cell table:style-name="ce22"/>
          <table:table-cell office:value-type="float" office:value="72.099999999999994" table:style-name="ce22">
            <text:p>72.1</text:p>
          </table:table-cell>
          <table:table-cell office:value-type="float" office:value="89.4" table:style-name="ce22">
            <text:p>89.4</text:p>
          </table:table-cell>
          <table:table-cell office:value-type="float" office:value="161.5" table:style-name="ce22">
            <text:p>161.5</text:p>
          </table:table-cell>
          <table:table-cell office:value-type="float" office:value="250.1" table:style-name="ce22">
            <text:p>250.1</text:p>
          </table:table-cell>
          <table:table-cell table:style-name="ce25"/>
          <table:table-cell office:value-type="float" office:value="1802" table:style-name="ce23">
            <text:p><text:s/>1,802<text:s/></text:p>
          </table:table-cell>
          <table:table-cell office:value-type="float" office:value="4562" table:style-name="ce23">
            <text:p><text:s/>4,562<text:s/></text:p>
          </table:table-cell>
          <table:table-cell office:value-type="float" office:value="6363" table:style-name="ce23">
            <text:p><text:s/>6,363<text:s/></text:p>
          </table:table-cell>
          <table:table-cell table:style-name="ce26"/>
          <table:table-cell office:value-type="float" office:value="15415" table:style-name="ce23">
            <text:p><text:s/>15,415<text:s/></text:p>
          </table:table-cell>
          <table:table-cell office:value-type="float" office:value="163055" table:style-name="ce23">
            <text:p><text:s/>163,055<text:s/></text:p>
          </table:table-cell>
          <table:table-cell office:value-type="float" office:value="178470" table:style-name="ce23">
            <text:p><text:s/>178,470<text:s/></text:p>
          </table:table-cell>
          <table:table-cell office:value-type="float" office:value="184833" table:style-name="ce23">
            <text:p><text:s/>184,833<text:s/></text:p>
          </table:table-cell>
          <table:table-cell table:number-columns-repeated="5" table:style-name="ce24"/>
          <table:table-cell table:number-columns-repeated="16360" table:style-name="ce21"/>
        </table:table-row>
        <table:table-row table:style-name="ro1">
          <table:table-cell office:value-type="string" table:style-name="ce20">
            <text:p>2000</text:p>
          </table:table-cell>
          <table:table-cell table:style-name="ce21"/>
          <table:table-cell office:value-type="float" office:value="49.2" table:style-name="ce22">
            <text:p>49.2</text:p>
          </table:table-cell>
          <table:table-cell office:value-type="float" office:value="39.5" table:style-name="ce22">
            <text:p>39.5</text:p>
          </table:table-cell>
          <table:table-cell office:value-type="float" office:value="88.8" table:style-name="ce22">
            <text:p>88.8</text:p>
          </table:table-cell>
          <table:table-cell table:style-name="ce22"/>
          <table:table-cell office:value-type="float" office:value="71.900000000000006" table:style-name="ce22">
            <text:p>71.9</text:p>
          </table:table-cell>
          <table:table-cell office:value-type="float" office:value="89.1" table:style-name="ce22">
            <text:p>89.1</text:p>
          </table:table-cell>
          <table:table-cell office:value-type="float" office:value="161" table:style-name="ce22">
            <text:p>161.0</text:p>
          </table:table-cell>
          <table:table-cell office:value-type="float" office:value="249.8" table:style-name="ce22">
            <text:p>249.8</text:p>
          </table:table-cell>
          <table:table-cell table:style-name="ce27"/>
          <table:table-cell office:value-type="float" office:value="1798" table:style-name="ce23">
            <text:p><text:s/>1,798<text:s/></text:p>
          </table:table-cell>
          <table:table-cell office:value-type="float" office:value="4567" table:style-name="ce23">
            <text:p><text:s/>4,567<text:s/></text:p>
          </table:table-cell>
          <table:table-cell office:value-type="float" office:value="6365" table:style-name="ce23">
            <text:p><text:s/>6,365<text:s/></text:p>
          </table:table-cell>
          <table:table-cell table:style-name="ce26"/>
          <table:table-cell office:value-type="float" office:value="15448" table:style-name="ce23">
            <text:p><text:s/>15,448<text:s/></text:p>
          </table:table-cell>
          <table:table-cell office:value-type="float" office:value="163387" table:style-name="ce23">
            <text:p><text:s/>163,387<text:s/></text:p>
          </table:table-cell>
          <table:table-cell office:value-type="float" office:value="178835" table:style-name="ce23">
            <text:p><text:s/>178,835<text:s/></text:p>
          </table:table-cell>
          <table:table-cell office:value-type="float" office:value="185200" table:style-name="ce23">
            <text:p><text:s/>185,200<text:s/></text:p>
          </table:table-cell>
          <table:table-cell table:number-columns-repeated="16365" table:style-name="ce21"/>
        </table:table-row>
        <table:table-row table:style-name="ro1">
          <table:table-cell office:value-type="string" table:style-name="ce20">
            <text:p>2001</text:p>
          </table:table-cell>
          <table:table-cell table:style-name="ce21"/>
          <table:table-cell office:value-type="float" office:value="50.6" table:style-name="ce22">
            <text:p>50.6</text:p>
          </table:table-cell>
          <table:table-cell office:value-type="float" office:value="36.4" table:style-name="ce22">
            <text:p>36.4</text:p>
          </table:table-cell>
          <table:table-cell office:value-type="float" office:value="87" table:style-name="ce22">
            <text:p>87.0</text:p>
          </table:table-cell>
          <table:table-cell table:style-name="ce22"/>
          <table:table-cell office:value-type="float" office:value="76.900000000000006" table:style-name="ce22">
            <text:p>76.9</text:p>
          </table:table-cell>
          <table:table-cell office:value-type="float" office:value="89.4" table:style-name="ce22">
            <text:p>89.4</text:p>
          </table:table-cell>
          <table:table-cell office:value-type="float" office:value="166.3" table:style-name="ce22">
            <text:p>166.3</text:p>
          </table:table-cell>
          <table:table-cell office:value-type="float" office:value="253.3" table:style-name="ce22">
            <text:p>253.3</text:p>
          </table:table-cell>
          <table:table-cell table:style-name="ce28"/>
          <table:table-cell office:value-type="float" office:value="1804" table:style-name="ce23">
            <text:p><text:s/>1,804<text:s/></text:p>
          </table:table-cell>
          <table:table-cell office:value-type="float" office:value="4356" table:style-name="ce23">
            <text:p><text:s/>4,356<text:s/></text:p>
          </table:table-cell>
          <table:table-cell office:value-type="float" office:value="6160" table:style-name="ce23">
            <text:p><text:s/>6,160<text:s/></text:p>
          </table:table-cell>
          <table:table-cell table:style-name="ce26"/>
          <table:table-cell office:value-type="float" office:value="15669" table:style-name="ce23">
            <text:p><text:s/>15,669<text:s/></text:p>
          </table:table-cell>
          <table:table-cell office:value-type="float" office:value="163723" table:style-name="ce23">
            <text:p><text:s/>163,723<text:s/></text:p>
          </table:table-cell>
          <table:table-cell office:value-type="float" office:value="179392" table:style-name="ce23">
            <text:p><text:s/>179,392<text:s/></text:p>
          </table:table-cell>
          <table:table-cell office:value-type="float" office:value="185552" table:style-name="ce23">
            <text:p><text:s/>185,552<text:s/></text:p>
          </table:table-cell>
          <table:table-cell table:number-columns-repeated="16365" table:style-name="ce21"/>
        </table:table-row>
        <table:table-row table:style-name="ro1">
          <table:table-cell office:value-type="string" table:style-name="ce20">
            <text:p>2002</text:p>
          </table:table-cell>
          <table:table-cell table:style-name="ce21"/>
          <table:table-cell office:value-type="float" office:value="51.5" table:style-name="ce22">
            <text:p>51.5</text:p>
          </table:table-cell>
          <table:table-cell office:value-type="float" office:value="35" table:style-name="ce22">
            <text:p>35.0</text:p>
          </table:table-cell>
          <table:table-cell office:value-type="float" office:value="86.6" table:style-name="ce22">
            <text:p>86.6</text:p>
          </table:table-cell>
          <table:table-cell table:style-name="ce22"/>
          <table:table-cell office:value-type="float" office:value="79.7" table:style-name="ce22">
            <text:p>79.7</text:p>
          </table:table-cell>
          <table:table-cell office:value-type="float" office:value="92.5" table:style-name="ce22">
            <text:p>92.5</text:p>
          </table:table-cell>
          <table:table-cell office:value-type="float" office:value="172.2" table:style-name="ce22">
            <text:p>172.2</text:p>
          </table:table-cell>
          <table:table-cell office:value-type="float" office:value="258.7" table:style-name="ce22">
            <text:p>258.7</text:p>
          </table:table-cell>
          <table:table-cell table:style-name="ce25"/>
          <table:table-cell office:value-type="float" office:value="1805" table:style-name="ce23">
            <text:p><text:s/>1,805<text:s/></text:p>
          </table:table-cell>
          <table:table-cell office:value-type="float" office:value="3932" table:style-name="ce23">
            <text:p><text:s/>3,932<text:s/></text:p>
          </table:table-cell>
          <table:table-cell office:value-type="float" office:value="5737" table:style-name="ce23">
            <text:p><text:s/>5,737<text:s/></text:p>
          </table:table-cell>
          <table:table-cell table:style-name="ce26"/>
          <table:table-cell office:value-type="float" office:value="16105" table:style-name="ce23">
            <text:p><text:s/>16,105<text:s/></text:p>
          </table:table-cell>
          <table:table-cell office:value-type="float" office:value="164058" table:style-name="ce23">
            <text:p><text:s/>164,058<text:s/></text:p>
          </table:table-cell>
          <table:table-cell office:value-type="float" office:value="180164" table:style-name="ce23">
            <text:p><text:s/>180,164<text:s/></text:p>
          </table:table-cell>
          <table:table-cell office:value-type="float" office:value="185901" table:style-name="ce23">
            <text:p><text:s/>185,901<text:s/></text:p>
          </table:table-cell>
          <table:table-cell table:number-columns-repeated="16365" table:style-name="ce21"/>
        </table:table-row>
        <table:table-row table:style-name="ro1">
          <table:table-cell office:value-type="string" table:style-name="ce20">
            <text:p>2003</text:p>
          </table:table-cell>
          <table:table-cell table:style-name="ce21"/>
          <table:table-cell office:value-type="float" office:value="51.7" table:style-name="ce22">
            <text:p>51.7</text:p>
          </table:table-cell>
          <table:table-cell office:value-type="float" office:value="32.5" table:style-name="ce22">
            <text:p>32.5</text:p>
          </table:table-cell>
          <table:table-cell office:value-type="float" office:value="84.1" table:style-name="ce22">
            <text:p>84.1</text:p>
          </table:table-cell>
          <table:table-cell table:style-name="ce22"/>
          <table:table-cell office:value-type="float" office:value="83.4" table:style-name="ce22">
            <text:p>83.4</text:p>
          </table:table-cell>
          <table:table-cell office:value-type="float" office:value="92.5" table:style-name="ce22">
            <text:p>92.5</text:p>
          </table:table-cell>
          <table:table-cell office:value-type="float" office:value="175.9" table:style-name="ce22">
            <text:p>175.9</text:p>
          </table:table-cell>
          <table:table-cell office:value-type="float" office:value="260" table:style-name="ce22">
            <text:p>260.0</text:p>
          </table:table-cell>
          <table:table-cell table:style-name="ce25"/>
          <table:table-cell office:value-type="float" office:value="1805" table:style-name="ce23">
            <text:p><text:s/>1,805<text:s/></text:p>
          </table:table-cell>
          <table:table-cell office:value-type="float" office:value="3271" table:style-name="ce23">
            <text:p><text:s/>3,271<text:s/></text:p>
          </table:table-cell>
          <table:table-cell office:value-type="float" office:value="5076" table:style-name="ce23">
            <text:p><text:s/>5,076<text:s/></text:p>
          </table:table-cell>
          <table:table-cell table:style-name="ce26"/>
          <table:table-cell office:value-type="float" office:value="16755" table:style-name="ce23">
            <text:p><text:s/>16,755<text:s/></text:p>
          </table:table-cell>
          <table:table-cell office:value-type="float" office:value="164408" table:style-name="ce23">
            <text:p><text:s/>164,408<text:s/></text:p>
          </table:table-cell>
          <table:table-cell office:value-type="float" office:value="181163" table:style-name="ce23">
            <text:p><text:s/>181,163<text:s/></text:p>
          </table:table-cell>
          <table:table-cell office:value-type="float" office:value="186239" table:style-name="ce23">
            <text:p><text:s/>186,239<text:s/></text:p>
          </table:table-cell>
          <table:table-cell table:number-columns-repeated="16365" table:style-name="ce21"/>
        </table:table-row>
        <table:table-row table:style-name="ro1">
          <table:table-cell office:value-type="string" table:style-name="ce20">
            <text:p>2004</text:p>
          </table:table-cell>
          <table:table-cell table:style-name="ce21"/>
          <table:table-cell office:value-type="float" office:value="53.6" table:style-name="ce22">
            <text:p>53.6</text:p>
          </table:table-cell>
          <table:table-cell office:value-type="float" office:value="30.8" table:style-name="ce22">
            <text:p>30.8</text:p>
          </table:table-cell>
          <table:table-cell office:value-type="float" office:value="84.4" table:style-name="ce22">
            <text:p>84.4</text:p>
          </table:table-cell>
          <table:table-cell table:style-name="ce22"/>
          <table:table-cell office:value-type="float" office:value="86.6" table:style-name="ce22">
            <text:p>86.6</text:p>
          </table:table-cell>
          <table:table-cell office:value-type="float" office:value="92.8" table:style-name="ce22">
            <text:p>92.8</text:p>
          </table:table-cell>
          <table:table-cell office:value-type="float" office:value="179.4" table:style-name="ce22">
            <text:p>179.4</text:p>
          </table:table-cell>
          <table:table-cell office:value-type="float" office:value="263.7" table:style-name="ce22">
            <text:p>263.7</text:p>
          </table:table-cell>
          <table:table-cell table:style-name="ce25"/>
          <table:table-cell office:value-type="float" office:value="1833" table:style-name="ce23">
            <text:p><text:s/>1,833<text:s/></text:p>
          </table:table-cell>
          <table:table-cell office:value-type="float" office:value="2980" table:style-name="ce23">
            <text:p><text:s/>2,980<text:s/></text:p>
          </table:table-cell>
          <table:table-cell office:value-type="float" office:value="4813" table:style-name="ce23">
            <text:p><text:s/>4,813<text:s/></text:p>
          </table:table-cell>
          <table:table-cell table:style-name="ce26"/>
          <table:table-cell office:value-type="float" office:value="17056" table:style-name="ce23">
            <text:p><text:s/>17,056<text:s/></text:p>
          </table:table-cell>
          <table:table-cell office:value-type="float" office:value="163162" table:style-name="ce23">
            <text:p><text:s/>163,162<text:s/></text:p>
          </table:table-cell>
          <table:table-cell office:value-type="float" office:value="180218" table:style-name="ce23">
            <text:p><text:s/>180,218<text:s/></text:p>
          </table:table-cell>
          <table:table-cell office:value-type="float" office:value="185031" table:style-name="ce23">
            <text:p><text:s/>185,031<text:s/></text:p>
          </table:table-cell>
          <table:table-cell table:number-columns-repeated="5" table:style-name="ce24"/>
          <table:table-cell table:number-columns-repeated="16360" table:style-name="ce21"/>
        </table:table-row>
        <table:table-row table:style-name="ro1">
          <table:table-cell office:value-type="string" table:style-name="ce20">
            <text:p>2005</text:p>
          </table:table-cell>
          <table:table-cell table:style-name="ce21"/>
          <table:table-cell office:value-type="float" office:value="53.8" table:style-name="ce22">
            <text:p>53.8</text:p>
          </table:table-cell>
          <table:table-cell office:value-type="float" office:value="29.5" table:style-name="ce22">
            <text:p>29.5</text:p>
          </table:table-cell>
          <table:table-cell office:value-type="float" office:value="83.3" table:style-name="ce22">
            <text:p>83.3</text:p>
          </table:table-cell>
          <table:table-cell table:style-name="ce22"/>
          <table:table-cell office:value-type="float" office:value="87.5" table:style-name="ce22">
            <text:p>87.5</text:p>
          </table:table-cell>
          <table:table-cell office:value-type="float" office:value="92.9" table:style-name="ce22">
            <text:p>92.9</text:p>
          </table:table-cell>
          <table:table-cell office:value-type="float" office:value="180.4" table:style-name="ce22">
            <text:p>180.4</text:p>
          </table:table-cell>
          <table:table-cell office:value-type="float" office:value="263.7" table:style-name="ce22">
            <text:p>263.7</text:p>
          </table:table-cell>
          <table:table-cell table:style-name="ce27"/>
          <table:table-cell office:value-type="float" office:value="1829" table:style-name="ce23">
            <text:p><text:s/>1,829<text:s/></text:p>
          </table:table-cell>
          <table:table-cell office:value-type="float" office:value="2701" table:style-name="ce23">
            <text:p><text:s/>2,701<text:s/></text:p>
          </table:table-cell>
          <table:table-cell office:value-type="float" office:value="4530" table:style-name="ce23">
            <text:p><text:s/>4,530<text:s/></text:p>
          </table:table-cell>
          <table:table-cell table:style-name="ce26"/>
          <table:table-cell office:value-type="float" office:value="17366" table:style-name="ce23">
            <text:p><text:s/>17,366<text:s/></text:p>
          </table:table-cell>
          <table:table-cell office:value-type="float" office:value="163237" table:style-name="ce23">
            <text:p><text:s/>163,237<text:s/></text:p>
          </table:table-cell>
          <table:table-cell office:value-type="float" office:value="180603" table:style-name="ce23">
            <text:p><text:s/>180,603<text:s/></text:p>
          </table:table-cell>
          <table:table-cell office:value-type="float" office:value="185133" table:style-name="ce23">
            <text:p><text:s/>185,133<text:s/></text:p>
          </table:table-cell>
          <table:table-cell table:number-columns-repeated="16365" table:style-name="ce21"/>
        </table:table-row>
        <table:table-row table:style-name="ro1">
          <table:table-cell office:value-type="string" table:style-name="ce20">
            <text:p>2006<text:s/></text:p>
          </table:table-cell>
          <table:table-cell table:style-name="ce21"/>
          <table:table-cell office:value-type="float" office:value="55.1" table:style-name="ce22">
            <text:p>55.1</text:p>
          </table:table-cell>
          <table:table-cell office:value-type="float" office:value="30" table:style-name="ce22">
            <text:p>30.0</text:p>
          </table:table-cell>
          <table:table-cell office:value-type="float" office:value="85" table:style-name="ce22">
            <text:p>85.0</text:p>
          </table:table-cell>
          <table:table-cell table:style-name="ce22"/>
          <table:table-cell office:value-type="float" office:value="88.3" table:style-name="ce22">
            <text:p>88.3</text:p>
          </table:table-cell>
          <table:table-cell office:value-type="float" office:value="93.6" table:style-name="ce22">
            <text:p>93.6</text:p>
          </table:table-cell>
          <table:table-cell office:value-type="float" office:value="181.9" table:style-name="ce22">
            <text:p>181.9</text:p>
          </table:table-cell>
          <table:table-cell office:value-type="float" office:value="266.89999999999998" table:style-name="ce22">
            <text:p>266.9</text:p>
          </table:table-cell>
          <table:table-cell table:style-name="ce27"/>
          <table:table-cell office:value-type="float" office:value="1839" table:style-name="ce23">
            <text:p><text:s/>1,839<text:s/></text:p>
          </table:table-cell>
          <table:table-cell office:value-type="float" office:value="2704" table:style-name="ce23">
            <text:p><text:s/>2,704<text:s/></text:p>
          </table:table-cell>
          <table:table-cell office:value-type="float" office:value="4543" table:style-name="ce23">
            <text:p><text:s/>4,543<text:s/></text:p>
          </table:table-cell>
          <table:table-cell table:style-name="ce26"/>
          <table:table-cell office:value-type="float" office:value="17356" table:style-name="ce23">
            <text:p><text:s/>17,356<text:s/></text:p>
          </table:table-cell>
          <table:table-cell office:value-type="float" office:value="165156" table:style-name="ce23">
            <text:p><text:s/>165,156<text:s/></text:p>
          </table:table-cell>
          <table:table-cell office:value-type="float" office:value="182513" table:style-name="ce23">
            <text:p><text:s/>182,513<text:s/></text:p>
          </table:table-cell>
          <table:table-cell office:value-type="float" office:value="187056" table:style-name="ce23">
            <text:p><text:s/>187,056<text:s/></text:p>
          </table:table-cell>
          <table:table-cell table:number-columns-repeated="16365" table:style-name="ce21"/>
        </table:table-row>
        <table:table-row table:style-name="ro1">
          <table:table-cell office:value-type="string" table:style-name="ce20">
            <text:p>2007</text:p>
          </table:table-cell>
          <table:table-cell table:style-name="ce21"/>
          <table:table-cell office:value-type="float" office:value="55.7" table:style-name="ce22">
            <text:p>55.7</text:p>
          </table:table-cell>
          <table:table-cell office:value-type="float" office:value="29.5" table:style-name="ce22">
            <text:p>29.5</text:p>
          </table:table-cell>
          <table:table-cell office:value-type="float" office:value="85.2" table:style-name="ce22">
            <text:p>85.2</text:p>
          </table:table-cell>
          <table:table-cell table:style-name="ce22"/>
          <table:table-cell office:value-type="float" office:value="88" table:style-name="ce22">
            <text:p>88.0</text:p>
          </table:table-cell>
          <table:table-cell office:value-type="float" office:value="95.9" table:style-name="ce22">
            <text:p>95.9</text:p>
          </table:table-cell>
          <table:table-cell office:value-type="float" office:value="183.9" table:style-name="ce22">
            <text:p>183.9</text:p>
          </table:table-cell>
          <table:table-cell office:value-type="float" office:value="269.10000000000002" table:style-name="ce22">
            <text:p>269.1</text:p>
          </table:table-cell>
          <table:table-cell table:style-name="ce27"/>
          <table:table-cell office:value-type="float" office:value="1845" table:style-name="ce23">
            <text:p><text:s/>1,845<text:s/></text:p>
          </table:table-cell>
          <table:table-cell office:value-type="float" office:value="2682" table:style-name="ce23">
            <text:p><text:s/>2,682<text:s/></text:p>
          </table:table-cell>
          <table:table-cell office:value-type="float" office:value="4527" table:style-name="ce23">
            <text:p><text:s/>4,527<text:s/></text:p>
          </table:table-cell>
          <table:table-cell table:style-name="ce26"/>
          <table:table-cell office:value-type="float" office:value="17399" table:style-name="ce23">
            <text:p><text:s/>17,399<text:s/></text:p>
          </table:table-cell>
          <table:table-cell office:value-type="float" office:value="165380" table:style-name="ce23">
            <text:p><text:s/>165,380<text:s/></text:p>
          </table:table-cell>
          <table:table-cell office:value-type="float" office:value="182779" table:style-name="ce23">
            <text:p><text:s/>182,779<text:s/></text:p>
          </table:table-cell>
          <table:table-cell office:value-type="float" office:value="187306" table:style-name="ce23">
            <text:p><text:s/>187,306<text:s/></text:p>
          </table:table-cell>
          <table:table-cell table:number-columns-repeated="16365" table:style-name="ce21"/>
        </table:table-row>
        <table:table-row table:style-name="ro1">
          <table:table-cell office:value-type="string" table:style-name="ce20">
            <text:p>2008</text:p>
          </table:table-cell>
          <table:table-cell table:style-name="ce21"/>
          <table:table-cell office:value-type="float" office:value="55.4" table:style-name="ce22">
            <text:p>55.4</text:p>
          </table:table-cell>
          <table:table-cell office:value-type="float" office:value="29.6" table:style-name="ce22">
            <text:p>29.6</text:p>
          </table:table-cell>
          <table:table-cell office:value-type="float" office:value="84.9" table:style-name="ce22">
            <text:p>84.9</text:p>
          </table:table-cell>
          <table:table-cell table:style-name="ce22"/>
          <table:table-cell office:value-type="float" office:value="86.8" table:style-name="ce22">
            <text:p>86.8</text:p>
          </table:table-cell>
          <table:table-cell office:value-type="float" office:value="94.5" table:style-name="ce22">
            <text:p>94.5</text:p>
          </table:table-cell>
          <table:table-cell office:value-type="float" office:value="181.3" table:style-name="ce22">
            <text:p>181.3</text:p>
          </table:table-cell>
          <table:table-cell office:value-type="float" office:value="266.3" table:style-name="ce22">
            <text:p>266.3</text:p>
          </table:table-cell>
          <table:table-cell table:style-name="ce27"/>
          <table:table-cell office:value-type="float" office:value="1845" table:style-name="ce23">
            <text:p><text:s/>1,845<text:s/></text:p>
          </table:table-cell>
          <table:table-cell office:value-type="float" office:value="2660" table:style-name="ce23">
            <text:p><text:s/>2,660<text:s/></text:p>
          </table:table-cell>
          <table:table-cell office:value-type="float" office:value="4505" table:style-name="ce23">
            <text:p><text:s/>4,505<text:s/></text:p>
          </table:table-cell>
          <table:table-cell table:style-name="ce26"/>
          <table:table-cell office:value-type="float" office:value="17408" table:style-name="ce23">
            <text:p><text:s/>17,408<text:s/></text:p>
          </table:table-cell>
          <table:table-cell office:value-type="float" office:value="165099" table:style-name="ce23">
            <text:p><text:s/>165,099<text:s/></text:p>
          </table:table-cell>
          <table:table-cell office:value-type="float" office:value="182507" table:style-name="ce23">
            <text:p><text:s/>182,507<text:s/></text:p>
          </table:table-cell>
          <table:table-cell office:value-type="float" office:value="187012" table:style-name="ce23">
            <text:p><text:s/>187,012<text:s/></text:p>
          </table:table-cell>
          <table:table-cell table:number-columns-repeated="16365" table:style-name="ce21"/>
        </table:table-row>
        <table:table-row table:style-name="ro1">
          <table:table-cell office:value-type="string" table:style-name="ce20">
            <text:p>2009</text:p>
          </table:table-cell>
          <table:table-cell table:style-name="ce21"/>
          <table:table-cell office:value-type="float" office:value="55" table:style-name="ce22">
            <text:p>55.0</text:p>
          </table:table-cell>
          <table:table-cell office:value-type="float" office:value="29.2" table:style-name="ce22">
            <text:p>29.2</text:p>
          </table:table-cell>
          <table:table-cell office:value-type="float" office:value="84.3" table:style-name="ce22">
            <text:p>84.3</text:p>
          </table:table-cell>
          <table:table-cell table:style-name="ce22"/>
          <table:table-cell office:value-type="float" office:value="86.8" table:style-name="ce22">
            <text:p>86.8</text:p>
          </table:table-cell>
          <table:table-cell office:value-type="float" office:value="92.6" table:style-name="ce22">
            <text:p>92.6</text:p>
          </table:table-cell>
          <table:table-cell office:value-type="float" office:value="179.4" table:style-name="ce22">
            <text:p>179.4</text:p>
          </table:table-cell>
          <table:table-cell office:value-type="float" office:value="263.7" table:style-name="ce22">
            <text:p>263.7</text:p>
          </table:table-cell>
          <table:table-cell table:style-name="ce27"/>
          <table:table-cell office:value-type="float" office:value="1846" table:style-name="ce23">
            <text:p><text:s/>1,846<text:s/></text:p>
          </table:table-cell>
          <table:table-cell office:value-type="float" office:value="2637" table:style-name="ce23">
            <text:p><text:s/>2,637<text:s/></text:p>
          </table:table-cell>
          <table:table-cell office:value-type="float" office:value="4483" table:style-name="ce23">
            <text:p><text:s/>4,483<text:s/></text:p>
          </table:table-cell>
          <table:table-cell table:style-name="ce26"/>
          <table:table-cell office:value-type="float" office:value="17470" table:style-name="ce23">
            <text:p><text:s/>17,470<text:s/></text:p>
          </table:table-cell>
          <table:table-cell office:value-type="float" office:value="165196" table:style-name="ce23">
            <text:p><text:s/>165,196<text:s/></text:p>
          </table:table-cell>
          <table:table-cell office:value-type="float" office:value="182666" table:style-name="ce23">
            <text:p><text:s/>182,666<text:s/></text:p>
          </table:table-cell>
          <table:table-cell office:value-type="float" office:value="187149" table:style-name="ce23">
            <text:p><text:s/>187,149<text:s/></text:p>
          </table:table-cell>
          <table:table-cell table:number-columns-repeated="5" table:style-name="ce24"/>
          <table:table-cell table:number-columns-repeated="16360" table:style-name="ce21"/>
        </table:table-row>
        <table:table-row table:style-name="ro1">
          <table:table-cell office:value-type="float" office:value="2010" table:style-name="ce20">
            <text:p>2010</text:p>
          </table:table-cell>
          <table:table-cell table:style-name="ce21"/>
          <table:table-cell office:value-type="float" office:value="54.4" table:style-name="ce22">
            <text:p>54.4</text:p>
          </table:table-cell>
          <table:table-cell office:value-type="float" office:value="28.7" table:style-name="ce22">
            <text:p>28.7</text:p>
          </table:table-cell>
          <table:table-cell office:value-type="float" office:value="83.1" table:style-name="ce22">
            <text:p>83.1</text:p>
          </table:table-cell>
          <table:table-cell table:style-name="ce22"/>
          <table:table-cell office:value-type="float" office:value="85.9" table:style-name="ce22">
            <text:p>85.9</text:p>
          </table:table-cell>
          <table:table-cell office:value-type="float" office:value="90.6" table:style-name="ce22">
            <text:p>90.6</text:p>
          </table:table-cell>
          <table:table-cell office:value-type="float" office:value="176.5" table:style-name="ce22">
            <text:p>176.5</text:p>
          </table:table-cell>
          <table:table-cell office:value-type="float" office:value="259.60000000000002" table:style-name="ce22">
            <text:p>259.6</text:p>
          </table:table-cell>
          <table:table-cell table:style-name="ce27"/>
          <table:table-cell office:value-type="float" office:value="1845" table:style-name="ce23">
            <text:p><text:s/>1,845<text:s/></text:p>
          </table:table-cell>
          <table:table-cell office:value-type="float" office:value="2570" table:style-name="ce23">
            <text:p><text:s/>2,570<text:s/></text:p>
          </table:table-cell>
          <table:table-cell office:value-type="float" office:value="4415" table:style-name="ce23">
            <text:p><text:s/>4,415<text:s/></text:p>
          </table:table-cell>
          <table:table-cell table:style-name="ce26"/>
          <table:table-cell office:value-type="float" office:value="17503" table:style-name="ce23">
            <text:p><text:s/>17,503<text:s/></text:p>
          </table:table-cell>
          <table:table-cell office:value-type="float" office:value="165193" table:style-name="ce23">
            <text:p><text:s/>165,193<text:s/></text:p>
          </table:table-cell>
          <table:table-cell office:value-type="float" office:value="182696" table:style-name="ce23">
            <text:p><text:s/>182,696<text:s/></text:p>
          </table:table-cell>
          <table:table-cell office:value-type="float" office:value="187111" table:style-name="ce23">
            <text:p><text:s/>187,111<text:s/></text:p>
          </table:table-cell>
          <table:table-cell table:number-columns-repeated="16365" table:style-name="ce21"/>
        </table:table-row>
        <table:table-row table:style-name="ro1">
          <table:table-cell office:value-type="float" office:value="2011" table:style-name="ce20">
            <text:p>2011</text:p>
          </table:table-cell>
          <table:table-cell table:style-name="ce21"/>
          <table:table-cell office:value-type="float" office:value="55.1" table:style-name="ce22">
            <text:p>55.1</text:p>
          </table:table-cell>
          <table:table-cell office:value-type="float" office:value="29.3" table:style-name="ce22">
            <text:p>29.3</text:p>
          </table:table-cell>
          <table:table-cell office:value-type="float" office:value="84.5" table:style-name="ce22">
            <text:p>84.5</text:p>
          </table:table-cell>
          <table:table-cell table:style-name="ce22"/>
          <table:table-cell office:value-type="float" office:value="85.8" table:style-name="ce22">
            <text:p>85.8</text:p>
          </table:table-cell>
          <table:table-cell office:value-type="float" office:value="90" table:style-name="ce22">
            <text:p>90.0</text:p>
          </table:table-cell>
          <table:table-cell office:value-type="float" office:value="175.8" table:style-name="ce22">
            <text:p>175.8</text:p>
          </table:table-cell>
          <table:table-cell office:value-type="float" office:value="260.3" table:style-name="ce22">
            <text:p>260.3</text:p>
          </table:table-cell>
          <table:table-cell table:style-name="ce27"/>
          <table:table-cell office:value-type="float" office:value="1851" table:style-name="ce23">
            <text:p><text:s/>1,851<text:s/></text:p>
          </table:table-cell>
          <table:table-cell office:value-type="float" office:value="2582" table:style-name="ce23">
            <text:p><text:s/>2,582<text:s/></text:p>
          </table:table-cell>
          <table:table-cell office:value-type="float" office:value="4433" table:style-name="ce23">
            <text:p><text:s/>4,433<text:s/></text:p>
          </table:table-cell>
          <table:table-cell table:style-name="ce26"/>
          <table:table-cell office:value-type="float" office:value="17506" table:style-name="ce23">
            <text:p><text:s/>17,506<text:s/></text:p>
          </table:table-cell>
          <table:table-cell office:value-type="float" office:value="165205" table:style-name="ce23">
            <text:p><text:s/>165,205<text:s/></text:p>
          </table:table-cell>
          <table:table-cell office:value-type="float" office:value="182711" table:style-name="ce23">
            <text:p><text:s/>182,711<text:s/></text:p>
          </table:table-cell>
          <table:table-cell office:value-type="float" office:value="187143" table:style-name="ce23">
            <text:p><text:s/>187,143<text:s/></text:p>
          </table:table-cell>
          <table:table-cell table:number-columns-repeated="16365" table:style-name="ce21"/>
        </table:table-row>
        <table:table-row table:style-name="ro1">
          <table:table-cell office:value-type="float" office:value="2012" table:style-name="ce20">
            <text:p>2012</text:p>
          </table:table-cell>
          <table:table-cell table:style-name="ce21"/>
          <table:table-cell office:value-type="float" office:value="55.4" table:style-name="ce22">
            <text:p>55.4</text:p>
          </table:table-cell>
          <table:table-cell office:value-type="float" office:value="29.4" table:style-name="ce22">
            <text:p>29.4</text:p>
          </table:table-cell>
          <table:table-cell office:value-type="float" office:value="84.7" table:style-name="ce22">
            <text:p>84.7</text:p>
          </table:table-cell>
          <table:table-cell table:style-name="ce22"/>
          <table:table-cell office:value-type="float" office:value="84.8" table:style-name="ce22">
            <text:p>84.8</text:p>
          </table:table-cell>
          <table:table-cell office:value-type="float" office:value="89.6" table:style-name="ce22">
            <text:p>89.6</text:p>
          </table:table-cell>
          <table:table-cell office:value-type="float" office:value="174.4" table:style-name="ce22">
            <text:p>174.4</text:p>
          </table:table-cell>
          <table:table-cell office:value-type="float" office:value="259.10000000000002" table:style-name="ce22">
            <text:p>259.1</text:p>
          </table:table-cell>
          <table:table-cell table:style-name="ce27"/>
          <table:table-cell office:value-type="float" office:value="1852" table:style-name="ce23">
            <text:p><text:s/>1,852<text:s/></text:p>
          </table:table-cell>
          <table:table-cell office:value-type="float" office:value="2583" table:style-name="ce23">
            <text:p><text:s/>2,583<text:s/></text:p>
          </table:table-cell>
          <table:table-cell office:value-type="float" office:value="4435" table:style-name="ce23">
            <text:p><text:s/>4,435<text:s/></text:p>
          </table:table-cell>
          <table:table-cell table:style-name="ce26"/>
          <table:table-cell office:value-type="float" office:value="17512" table:style-name="ce23">
            <text:p><text:s/>17,512<text:s/></text:p>
          </table:table-cell>
          <table:table-cell office:value-type="float" office:value="165491" table:style-name="ce23">
            <text:p><text:s/>165,491<text:s/></text:p>
          </table:table-cell>
          <table:table-cell office:value-type="float" office:value="183003" table:style-name="ce23">
            <text:p><text:s/>183,003<text:s/></text:p>
          </table:table-cell>
          <table:table-cell office:value-type="float" office:value="187438" table:style-name="ce23">
            <text:p><text:s/>187,438<text:s/></text:p>
          </table:table-cell>
          <table:table-cell table:number-columns-repeated="16365" table:style-name="ce21"/>
        </table:table-row>
        <table:table-row table:style-name="ro1">
          <table:table-cell office:value-type="float" office:value="2013" table:style-name="ce20">
            <text:p>2013</text:p>
          </table:table-cell>
          <table:table-cell table:style-name="ce21"/>
          <table:table-cell office:value-type="float" office:value="56.1" table:style-name="ce22">
            <text:p>56.1</text:p>
          </table:table-cell>
          <table:table-cell office:value-type="float" office:value="29.3" table:style-name="ce22">
            <text:p>29.3</text:p>
          </table:table-cell>
          <table:table-cell office:value-type="float" office:value="85.5" table:style-name="ce22">
            <text:p>85.5</text:p>
          </table:table-cell>
          <table:table-cell table:style-name="ce22"/>
          <table:table-cell office:value-type="float" office:value="84.8" table:style-name="ce22">
            <text:p>84.8</text:p>
          </table:table-cell>
          <table:table-cell office:value-type="float" office:value="89.6" table:style-name="ce22">
            <text:p>89.6</text:p>
          </table:table-cell>
          <table:table-cell office:value-type="float" office:value="174.4" table:style-name="ce22">
            <text:p>174.4</text:p>
          </table:table-cell>
          <table:table-cell office:value-type="float" office:value="259.89999999999998" table:style-name="ce22">
            <text:p>259.9</text:p>
          </table:table-cell>
          <table:table-cell table:style-name="ce27"/>
          <table:table-cell office:value-type="float" office:value="1865" table:style-name="ce23">
            <text:p><text:s/>1,865<text:s/></text:p>
          </table:table-cell>
          <table:table-cell office:value-type="float" office:value="2571" table:style-name="ce23">
            <text:p><text:s/>2,571<text:s/></text:p>
          </table:table-cell>
          <table:table-cell office:value-type="float" office:value="4436" table:style-name="ce23">
            <text:p><text:s/>4,436<text:s/></text:p>
          </table:table-cell>
          <table:table-cell table:style-name="ce26"/>
          <table:table-cell office:value-type="float" office:value="17525" table:style-name="ce23">
            <text:p><text:s/>17,525<text:s/></text:p>
          </table:table-cell>
          <table:table-cell office:value-type="float" office:value="165751" table:style-name="ce23">
            <text:p><text:s/>165,751<text:s/></text:p>
          </table:table-cell>
          <table:table-cell office:value-type="float" office:value="183275" table:style-name="ce23">
            <text:p><text:s/>183,275<text:s/></text:p>
          </table:table-cell>
          <table:table-cell office:value-type="float" office:value="187712" table:style-name="ce23">
            <text:p><text:s/>187,712<text:s/></text:p>
          </table:table-cell>
          <table:table-cell table:number-columns-repeated="16365" table:style-name="ce21"/>
        </table:table-row>
        <table:table-row table:style-name="ro1">
          <table:table-cell office:value-type="float" office:value="2014" table:style-name="ce20">
            <text:p>2014</text:p>
          </table:table-cell>
          <table:table-cell table:style-name="ce29"/>
          <table:table-cell office:value-type="float" office:value="57.4" table:style-name="ce22">
            <text:p>57.4</text:p>
          </table:table-cell>
          <table:table-cell office:value-type="float" office:value="30" table:style-name="ce22">
            <text:p>30.0</text:p>
          </table:table-cell>
          <table:table-cell office:value-type="float" office:value="87.3" table:style-name="ce22">
            <text:p>87.3</text:p>
          </table:table-cell>
          <table:table-cell table:style-name="ce22"/>
          <table:table-cell office:value-type="float" office:value="86.5" table:style-name="ce22">
            <text:p>86.5</text:p>
          </table:table-cell>
          <table:table-cell office:value-type="float" office:value="92.8" table:style-name="ce22">
            <text:p>92.8</text:p>
          </table:table-cell>
          <table:table-cell office:value-type="float" office:value="179.3" table:style-name="ce22">
            <text:p>179.3</text:p>
          </table:table-cell>
          <table:table-cell office:value-type="float" office:value="266.7" table:style-name="ce22">
            <text:p>266.7</text:p>
          </table:table-cell>
          <table:table-cell table:style-name="ce27"/>
          <table:table-cell office:value-type="float" office:value="1867" table:style-name="ce23">
            <text:p><text:s/>1,867<text:s/></text:p>
          </table:table-cell>
          <table:table-cell office:value-type="float" office:value="2574" table:style-name="ce23">
            <text:p><text:s/>2,574<text:s/></text:p>
          </table:table-cell>
          <table:table-cell office:value-type="float" office:value="4442" table:style-name="ce23">
            <text:p><text:s/>4,442<text:s/></text:p>
          </table:table-cell>
          <table:table-cell table:style-name="ce26"/>
          <table:table-cell office:value-type="float" office:value="17538" table:style-name="ce23">
            <text:p><text:s/>17,538<text:s/></text:p>
          </table:table-cell>
          <table:table-cell office:value-type="float" office:value="165858" table:style-name="ce23">
            <text:p><text:s/>165,858<text:s/></text:p>
          </table:table-cell>
          <table:table-cell office:value-type="float" office:value="183396" table:style-name="ce23">
            <text:p><text:s/>183,396<text:s/></text:p>
          </table:table-cell>
          <table:table-cell office:value-type="float" office:value="187837" table:style-name="ce23">
            <text:p><text:s/>187,837<text:s/></text:p>
          </table:table-cell>
          <table:table-cell table:number-columns-repeated="16365" table:style-name="ce21"/>
        </table:table-row>
        <table:table-row table:style-name="ro1">
          <table:table-cell office:value-type="float" office:value="2015" table:style-name="ce30">
            <text:p>2015</text:p>
          </table:table-cell>
          <table:table-cell table:style-name="ce31"/>
          <table:table-cell office:value-type="float" office:value="59" table:style-name="ce32">
            <text:p>59.0</text:p>
          </table:table-cell>
          <table:table-cell office:value-type="float" office:value="30.8" table:style-name="ce32">
            <text:p>30.8</text:p>
          </table:table-cell>
          <table:table-cell office:value-type="float" office:value="89.7" table:style-name="ce32">
            <text:p>89.7</text:p>
          </table:table-cell>
          <table:table-cell table:style-name="ce32"/>
          <table:table-cell office:value-type="float" office:value="87.8" table:style-name="ce32">
            <text:p>87.8</text:p>
          </table:table-cell>
          <table:table-cell office:value-type="float" office:value="93.6" table:style-name="ce32">
            <text:p>93.6</text:p>
          </table:table-cell>
          <table:table-cell office:value-type="float" office:value="181.3" table:style-name="ce32">
            <text:p>181.3</text:p>
          </table:table-cell>
          <table:table-cell office:value-type="float" office:value="271.10000000000002" table:style-name="ce32">
            <text:p>271.1</text:p>
          </table:table-cell>
          <table:table-cell table:style-name="ce33"/>
          <table:table-cell office:value-type="float" office:value="1873" table:style-name="ce34">
            <text:p><text:s/>1,873<text:s/></text:p>
          </table:table-cell>
          <table:table-cell office:value-type="float" office:value="2570" table:style-name="ce34">
            <text:p><text:s/>2,570<text:s/></text:p>
          </table:table-cell>
          <table:table-cell office:value-type="float" office:value="4443" table:style-name="ce34">
            <text:p><text:s/>4,443<text:s/></text:p>
          </table:table-cell>
          <table:table-cell table:style-name="ce35"/>
          <table:table-cell office:value-type="float" office:value="17534" table:style-name="ce34">
            <text:p><text:s/>17,534<text:s/></text:p>
          </table:table-cell>
          <table:table-cell office:value-type="float" office:value="165973" table:style-name="ce34">
            <text:p><text:s/>165,973<text:s/></text:p>
          </table:table-cell>
          <table:table-cell office:value-type="float" office:value="183507" table:style-name="ce34">
            <text:p><text:s/>183,507<text:s/></text:p>
          </table:table-cell>
          <table:table-cell office:value-type="float" office:value="187951" table:style-name="ce34">
            <text:p><text:s/>187,951<text:s/></text:p>
          </table:table-cell>
          <table:table-cell table:number-columns-repeated="16365" table:style-name="ce21"/>
        </table:table-row>
        <table:table-row table:style-name="ro1">
          <table:table-cell office:value-type="string" table:style-name="ce20">
            <text:p>2016<text:span text:style-name="T3">R</text:span></text:p>
          </table:table-cell>
          <table:table-cell table:style-name="ce21"/>
          <table:table-cell office:value-type="float" office:value="59.9" table:style-name="ce22">
            <text:p>59.9</text:p>
          </table:table-cell>
          <table:table-cell office:value-type="float" office:value="32.200000000000003" table:style-name="ce22">
            <text:p>32.2</text:p>
          </table:table-cell>
          <table:table-cell office:value-type="float" office:value="92.2" table:style-name="ce22">
            <text:p>92.2</text:p>
          </table:table-cell>
          <table:table-cell table:style-name="ce22"/>
          <table:table-cell office:value-type="float" office:value="89.4" table:style-name="ce22">
            <text:p>89.4</text:p>
          </table:table-cell>
          <table:table-cell office:value-type="float" office:value="94.5" table:style-name="ce22">
            <text:p>94.5</text:p>
          </table:table-cell>
          <table:table-cell office:value-type="float" office:value="184" table:style-name="ce22">
            <text:p>184.0</text:p>
          </table:table-cell>
          <table:table-cell office:value-type="float" office:value="276.10000000000002" table:style-name="ce22">
            <text:p>276.1</text:p>
          </table:table-cell>
          <table:table-cell table:style-name="ce27"/>
          <table:table-cell office:value-type="float" office:value="1870" table:style-name="ce23">
            <text:p><text:s/>1,870<text:s/></text:p>
          </table:table-cell>
          <table:table-cell office:value-type="float" office:value="2562" table:style-name="ce23">
            <text:p><text:s/>2,562<text:s/></text:p>
          </table:table-cell>
          <table:table-cell office:value-type="float" office:value="4432" table:style-name="ce23">
            <text:p><text:s/>4,432<text:s/></text:p>
          </table:table-cell>
          <table:table-cell table:style-name="ce26"/>
          <table:table-cell office:value-type="float" office:value="17565" table:style-name="ce23">
            <text:p><text:s/>17,565<text:s/></text:p>
          </table:table-cell>
          <table:table-cell office:value-type="float" office:value="166543" table:style-name="ce23">
            <text:p><text:s/>166,543<text:s/></text:p>
          </table:table-cell>
          <table:table-cell office:value-type="float" office:value="184108" table:style-name="ce23">
            <text:p><text:s/>184,108<text:s/></text:p>
          </table:table-cell>
          <table:table-cell office:value-type="float" office:value="188541" table:style-name="ce23">
            <text:p><text:s/>188,541<text:s/></text:p>
          </table:table-cell>
          <table:table-cell table:number-columns-repeated="16365" table:style-name="ce21"/>
        </table:table-row>
        <table:table-row table:style-name="ro1">
          <table:table-cell office:value-type="float" office:value="2017" table:style-name="ce20">
            <text:p>2017</text:p>
          </table:table-cell>
          <table:table-cell table:style-name="ce21"/>
          <table:table-cell office:value-type="float" office:value="60.7" table:style-name="ce22">
            <text:p>60.7</text:p>
          </table:table-cell>
          <table:table-cell office:value-type="float" office:value="33.4" table:style-name="ce22">
            <text:p>33.4</text:p>
          </table:table-cell>
          <table:table-cell office:value-type="float" office:value="94.1" table:style-name="ce22">
            <text:p>94.1</text:p>
          </table:table-cell>
          <table:table-cell table:style-name="ce22"/>
          <table:table-cell office:value-type="float" office:value="89.6" table:style-name="ce22">
            <text:p>89.6</text:p>
          </table:table-cell>
          <table:table-cell office:value-type="float" office:value="95.7" table:style-name="ce22">
            <text:p>95.7</text:p>
          </table:table-cell>
          <table:table-cell office:value-type="float" office:value="185.3" table:style-name="ce22">
            <text:p>185.3</text:p>
          </table:table-cell>
          <table:table-cell office:value-type="float" office:value="279.39999999999998" table:style-name="ce22">
            <text:p>279.4</text:p>
          </table:table-cell>
          <table:table-cell table:style-name="ce27"/>
          <table:table-cell office:value-type="float" office:value="1890" table:style-name="ce23">
            <text:p><text:s/>1,890<text:s/></text:p>
          </table:table-cell>
          <table:table-cell office:value-type="float" office:value="2578" table:style-name="ce23">
            <text:p><text:s/>2,578<text:s/></text:p>
          </table:table-cell>
          <table:table-cell office:value-type="float" office:value="4467" table:style-name="ce23">
            <text:p><text:s/>4,467<text:s/></text:p>
          </table:table-cell>
          <table:table-cell table:style-name="ce26"/>
          <table:table-cell office:value-type="float" office:value="17599" table:style-name="ce23">
            <text:p><text:s/>17,599<text:s/></text:p>
          </table:table-cell>
          <table:table-cell office:value-type="float" office:value="166765" table:style-name="ce23">
            <text:p><text:s/>166,765<text:s/></text:p>
          </table:table-cell>
          <table:table-cell office:value-type="float" office:value="184364" table:style-name="ce23">
            <text:p><text:s/>184,364<text:s/></text:p>
          </table:table-cell>
          <table:table-cell office:value-type="float" office:value="188831" table:style-name="ce23">
            <text:p><text:s/>188,831<text:s/></text:p>
          </table:table-cell>
          <table:table-cell table:number-columns-repeated="16365" table:style-name="ce21"/>
        </table:table-row>
        <table:table-row table:style-name="ro9">
          <table:table-cell table:style-name="ce36"/>
          <table:table-cell table:style-name="ce37"/>
          <table:table-cell table:number-columns-repeated="8" table:style-name="ce38"/>
          <table:table-cell table:style-name="ce37"/>
          <table:table-cell table:style-name="ce38"/>
          <table:table-cell table:style-name="ce39"/>
          <table:table-cell table:number-columns-repeated="2" table:style-name="ce38"/>
          <table:table-cell table:number-columns-repeated="4" table:style-name="ce39"/>
          <table:table-cell table:number-columns-repeated="16365" table:style-name="ce21"/>
        </table:table-row>
        <table:table-row table:style-name="ro10">
          <table:table-cell office:value-type="string" table:number-columns-spanned="19" table:number-rows-spanned="1" table:style-name="ce40">
            <text:p>1 From 1999, a detrunking programme ran which resulted in stretches of road, in particular 'A' roads, that were previously part of the HE managed roads becoming the responsibility of Local Authorities. As a result, traffic levels on HE managed roads represented here are lower than would have otherwise been.</text:p>
          </table:table-cell>
          <table:covered-table-cell table:number-columns-repeated="18"/>
          <table:table-cell table:number-columns-repeated="16365" table:style-name="ce21"/>
        </table:table-row>
        <table:table-row table:style-name="ro11">
          <table:table-cell office:value-type="string" table:style-name="ce1">
            <text:p><text:span text:style-name="T4">R</text:span><text:s/>Denotes revised estimates based on methodology improvements</text:p>
          </table:table-cell>
          <table:table-cell table:number-columns-repeated="18" table:style-name="ce41"/>
          <table:table-cell table:number-columns-repeated="16365" table:style-name="ce21"/>
        </table:table-row>
        <table:table-row table:style-name="ro12">
          <table:table-cell table:style-name="ce42"/>
          <table:table-cell table:number-columns-repeated="5" table:style-name="ce10"/>
          <table:table-cell table:style-name="ce43"/>
          <table:table-cell table:number-columns-repeated="8" table:style-name="ce10"/>
          <table:table-cell table:number-columns-repeated="3" table:style-name="ce21"/>
          <table:table-cell office:value-type="string" table:style-name="ce43">
            <text:p>Source: DfT National Road Traffic Survey</text:p>
          </table:table-cell>
          <table:table-cell table:number-columns-repeated="16365" table:style-name="ce21"/>
        </table:table-row>
        <table:table-row table:style-name="ro12">
          <table:table-cell office:value-type="string" table:style-name="ce10">
            <text:p>Telephone: 020 7944 3095</text:p>
          </table:table-cell>
          <table:table-cell table:style-name="ce44"/>
          <table:table-cell table:number-columns-repeated="4" table:style-name="ce10"/>
          <table:table-cell table:style-name="ce45"/>
          <table:table-cell table:number-columns-repeated="3" table:style-name="ce10"/>
          <table:table-cell table:style-name="ce44"/>
          <table:table-cell table:number-columns-repeated="4" table:style-name="ce10"/>
          <table:table-cell table:number-columns-repeated="3" table:style-name="ce21"/>
          <table:table-cell office:value-type="string" table:style-name="ce43">
            <text:p>Last updated: July 2018</text:p>
          </table:table-cell>
          <table:table-cell table:number-columns-repeated="16365" table:style-name="ce21"/>
        </table:table-row>
        <table:table-row table:style-name="ro13">
          <table:table-cell office:value-type="string" table:style-name="ce10">
            <text:p>Email: roadtraff.stats@dft.gsi.gov.uk</text:p>
          </table:table-cell>
          <table:table-cell table:style-name="ce46"/>
          <table:table-cell table:number-columns-repeated="8" table:style-name="ce10"/>
          <table:table-cell table:style-name="ce46"/>
          <table:table-cell table:number-columns-repeated="4" table:style-name="ce10"/>
          <table:table-cell table:number-columns-repeated="3" table:style-name="ce21"/>
          <table:table-cell office:value-type="string" table:style-name="ce43">
            <text:p>Next updated: June 2019</text:p>
          </table:table-cell>
          <table:table-cell table:number-columns-repeated="7" table:style-name="ce24"/>
          <table:table-cell table:number-columns-repeated="16358" table:style-name="ce21"/>
        </table:table-row>
        <table:table-row table:style-name="ro13">
          <table:table-cell office:value-type="string" table:style-name="ce47">
            <text:p>Notes &amp; definitions:</text:p>
          </table:table-cell>
          <table:table-cell table:style-name="ce48"/>
          <table:table-cell table:style-name="ce49"/>
          <table:table-cell table:number-columns-repeated="9" table:style-name="ce50"/>
          <table:table-cell table:number-columns-repeated="3" table:style-name="ce10"/>
          <table:table-cell table:number-columns-repeated="16369" table:style-name="ce21"/>
        </table:table-row>
        <table:table-row table:style-name="ro12">
          <table:table-cell office:value-type="string" table:number-columns-spanned="12" table:number-rows-spanned="1" table:style-name="ce4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3" table:style-name="ce10"/>
          <table:table-cell table:number-columns-repeated="16369" table:style-name="ce21"/>
        </table:table-row>
        <table:table-row table:style-name="ro12">
          <table:table-cell office:value-type="string" table:style-name="ce10">
            <text:p>The figures in this table are National Statistics.</text:p>
          </table:table-cell>
          <table:table-cell table:number-columns-repeated="11" table:style-name="ce10"/>
          <table:table-cell table:number-columns-repeated="16372" table:style-name="ce21"/>
        </table:table-row>
        <table:table-row table:style-name="ro14">
          <table:table-cell table:number-columns-repeated="15" table:style-name="ce10"/>
          <table:table-cell table:number-columns-repeated="3" table:style-name="ce21"/>
          <table:table-cell table:style-name="ce51"/>
          <table:table-cell table:number-columns-repeated="7" table:style-name="ce24"/>
          <table:table-cell table:number-columns-repeated="16358" table:style-name="ce21"/>
        </table:table-row>
        <table:table-row table:style-name="ro12">
          <table:table-cell table:number-columns-repeated="2" table:style-name="ce10"/>
          <table:table-cell table:number-columns-repeated="10" table:style-name="ce21"/>
          <table:table-cell table:number-columns-repeated="3" table:style-name="ce10"/>
          <table:table-cell table:number-columns-repeated="16369" table:style-name="ce21"/>
        </table:table-row>
        <table:table-row table:number-rows-repeated="3" table:style-name="ro12">
          <table:table-cell table:number-columns-repeated="15" table:style-name="ce10"/>
          <table:table-cell table:number-columns-repeated="16369" table:style-name="ce21"/>
        </table:table-row>
        <table:table-row table:style-name="ro14">
          <table:table-cell table:number-columns-repeated="15" table:style-name="ce10"/>
          <table:table-cell table:number-columns-repeated="3" table:style-name="ce21"/>
          <table:table-cell table:style-name="ce51"/>
          <table:table-cell table:number-columns-repeated="7" table:style-name="ce24"/>
          <table:table-cell table:number-columns-repeated="16358" table:style-name="ce21"/>
        </table:table-row>
        <table:table-row table:style-name="ro12">
          <table:table-cell table:number-columns-repeated="15" table:style-name="ce10"/>
          <table:table-cell table:number-columns-repeated="3" table:style-name="ce21"/>
          <table:table-cell table:style-name="ce51"/>
          <table:table-cell table:number-columns-repeated="7" table:style-name="ce24"/>
          <table:table-cell table:number-columns-repeated="16358" table:style-name="ce21"/>
        </table:table-row>
        <table:table-row table:number-rows-repeated="3" table:style-name="ro12">
          <table:table-cell table:number-columns-repeated="15" table:style-name="ce10"/>
          <table:table-cell table:number-columns-repeated="16369" table:style-name="ce21"/>
        </table:table-row>
        <table:table-row table:style-name="ro14">
          <table:table-cell table:number-columns-repeated="15" table:style-name="ce10"/>
          <table:table-cell table:number-columns-repeated="16369" table:style-name="ce21"/>
        </table:table-row>
        <table:table-row table:number-rows-repeated="2" table:style-name="ro12">
          <table:table-cell table:number-columns-repeated="15" table:style-name="ce10"/>
          <table:table-cell table:number-columns-repeated="3" table:style-name="ce21"/>
          <table:table-cell table:style-name="ce52"/>
          <table:table-cell table:number-columns-repeated="16365" table:style-name="ce21"/>
        </table:table-row>
        <table:table-row table:style-name="ro15">
          <table:table-cell table:number-columns-repeated="15" table:style-name="ce10"/>
          <table:table-cell table:number-columns-repeated="16369" table:style-name="ce21"/>
        </table:table-row>
        <table:table-row table:number-rows-repeated="4" table:style-name="ro12">
          <table:table-cell table:number-columns-repeated="15" table:style-name="ce10"/>
          <table:table-cell table:number-columns-repeated="16369" table:style-name="ce21"/>
        </table:table-row>
        <table:table-row table:number-rows-repeated="3" table:style-name="ro12">
          <table:table-cell table:number-columns-repeated="15" table:style-name="ce10"/>
          <table:table-cell table:number-columns-repeated="16369" table:style-name="ce27"/>
        </table:table-row>
        <table:table-row table:style-name="ro12">
          <table:table-cell table:number-columns-repeated="15" table:style-name="ce10"/>
          <table:table-cell table:number-columns-repeated="3" table:style-name="ce53"/>
          <table:table-cell table:number-columns-repeated="16366" table:style-name="ce27"/>
        </table:table-row>
        <table:table-row table:number-rows-repeated="2" table:style-name="ro12">
          <table:table-cell table:number-columns-repeated="15" table:style-name="ce10"/>
          <table:table-cell table:number-columns-repeated="16369" table:style-name="ce21"/>
        </table:table-row>
        <table:table-row table:style-name="ro12">
          <table:table-cell table:number-columns-repeated="15" table:style-name="ce10"/>
          <table:table-cell table:number-columns-repeated="3" table:style-name="ce54"/>
          <table:table-cell table:number-columns-repeated="16366" table:style-name="ce21"/>
        </table:table-row>
        <table:table-row table:number-rows-repeated="5" table:style-name="ro12">
          <table:table-cell table:number-columns-repeated="15" table:style-name="ce10"/>
          <table:table-cell table:number-columns-repeated="3" table:style-name="ce54"/>
          <table:table-cell table:number-columns-repeated="16366" table:style-name="ce27"/>
        </table:table-row>
        <table:table-row table:number-rows-repeated="2" table:style-name="ro12">
          <table:table-cell table:number-columns-repeated="15" table:style-name="ce10"/>
          <table:table-cell table:number-columns-repeated="9" table:style-name="ce22"/>
          <table:table-cell table:number-columns-repeated="16360" table:style-name="ce27"/>
        </table:table-row>
        <table:table-row table:style-name="ro16">
          <table:table-cell table:number-columns-repeated="15" table:style-name="ce10"/>
          <table:table-cell table:number-columns-repeated="16369" table:style-name="ce55"/>
        </table:table-row>
        <table:table-row table:style-name="ro17">
          <table:table-cell table:number-columns-repeated="15" table:style-name="ce10"/>
          <table:table-cell table:number-columns-repeated="16369" table:style-name="ce56"/>
        </table:table-row>
        <table:table-row table:style-name="ro18">
          <table:table-cell table:number-columns-repeated="15" table:style-name="ce10"/>
          <table:table-cell table:number-columns-repeated="8" table:style-name="ce21"/>
          <table:table-cell table:style-name="ce57"/>
          <table:table-cell table:number-columns-repeated="16360" table:style-name="ce56"/>
        </table:table-row>
        <table:table-row table:style-name="ro18">
          <table:table-cell table:number-columns-repeated="15" table:style-name="ce10"/>
          <table:table-cell table:number-columns-repeated="9" table:style-name="ce21"/>
          <table:table-cell table:number-columns-repeated="16360" table:style-name="ce56"/>
        </table:table-row>
        <table:table-row table:style-name="ro19">
          <table:table-cell table:number-columns-repeated="15" table:style-name="ce10"/>
          <table:table-cell table:number-columns-repeated="9" table:style-name="ce21"/>
          <table:table-cell table:number-columns-repeated="16360" table:style-name="ce56"/>
        </table:table-row>
        <table:table-row table:style-name="ro17">
          <table:table-cell table:number-columns-repeated="24" table:style-name="ce10"/>
          <table:table-cell table:number-columns-repeated="16360" table:style-name="ce11"/>
        </table:table-row>
        <table:table-row table:style-name="ro13">
          <table:table-cell table:number-columns-repeated="15" table:style-name="ce10"/>
          <table:table-cell table:number-columns-repeated="16369" table:style-name="ce11"/>
        </table:table-row>
        <table:table-row table:style-name="ro20">
          <table:table-cell table:number-columns-repeated="15" table:style-name="ce10"/>
          <table:table-cell table:number-columns-repeated="16369" table:style-name="ce58"/>
        </table:table-row>
        <table:table-row table:number-rows-repeated="1048494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  <style:font-face style:name="Wingdings" svg:font-family="Wingdings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1" number:min-integer-digits="1" number:grouping="true"/>
    </number:number-style>
    <number:number-style style:name="N38P1">
      <number:text>-</number:text>
      <number:number number:decimal-places="1" number:min-integer-digits="1" number:grouping="true"/>
    </number:number-style>
    <number:text-style style:name="N38">
      <number:text>-</number:text>
      <style:map style:condition="value()&gt;0.05" style:apply-style-name="N38P0"/>
      <style:map style:condition="value()&lt;-0.05" style:apply-style-name="N38P1"/>
    </number:text-style>
    <number:number-style style:name="N39">
      <number:number number:decimal-places="0" number:min-integer-digits="1">
        <number:embedded-text number:position="0"> </number:embedded-text>
      </number:number>
    </number:number-style>
    <number:number-style style:name="N40">
      <number:number number:decimal-places="1" number:min-integer-digits="1" number:grouping="true"/>
    </number:number-style>
    <number:number-style style:name="N41">
      <number:text> </number:text>
      <number:number number:min-integer-digits="1"/>
    </number:number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Comma_32_2" style:display-name="Comma 2" style:family="table-cell" style:data-style-name="N42"/>
    <style:style style:name="Hyperlink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WebTable_32_Template" style:display-name="Hyperlink_WebTable Template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70108_32_updated" style:display-name="Normal_701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Main" style:family="table-cell" style:data-style-name="N4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RTBL4_2" style:family="table-cell" style:data-style-name="N41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RA2501" style:family="table-cell" style:data-style-name="N4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Behnom Havaei-Ahary</dc:creator>
    <meta:creation-date>2018-07-03T09:57:13Z</meta:creation-date>
    <dc:date>2018-07-03T16:11:41Z</dc:date>
  </office:meta>
</office:document-meta>
</file>